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700000544CAEED9C4E6F32405.png" manifest:media-type="image/png"/>
  <manifest:file-entry manifest:full-path="Pictures/100002010000019F0000004FE6F89232499FD8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db55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42463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d56c48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26c4e" draw:fill-color="#424630" draw:textarea-horizontal-align="justify" draw:textarea-vertical-align="middle" draw:auto-grow-height="false" fo:min-height="4.25cm" fo:min-width="0cm"/>
    </style:style>
    <style:style style:name="gr4" style:family="graphic" style:parent-style-name="objectwithoutfill">
      <style:graphic-properties svg:stroke-width="0.053cm" svg:stroke-color="#42463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color="#d56c48" draw:fill-color="#d56c48" draw:textarea-horizontal-align="justify" draw:textarea-vertical-align="middle" draw:auto-grow-height="false" fo:min-height="4.25cm" fo:min-width="0cm"/>
    </style:style>
    <style:style style:name="gr7" style:family="graphic" style:parent-style-name="objectwithoutfill">
      <style:graphic-properties svg:stroke-width="0.053cm" svg:stroke-color="#d56c4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424630" draw:marker-start-width="0.358cm" draw:marker-end-width="0.358cm" draw:fill-color="#d56c48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color="#d56c48" draw:fill-color="#424630" draw:textarea-horizontal-align="justify" draw:textarea-vertical-align="middle" draw:auto-grow-height="false" fo:min-height="4.25cm" fo:min-width="0cm"/>
    </style:style>
    <style:style style:name="gr10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8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114cm"/>
      <style:paragraph-properties style:writing-mode="lr-tb"/>
    </style:style>
    <style:style style:name="pr4" style:family="presentation" style:parent-style-name="Default-title">
      <style:graphic-properties draw:auto-grow-height="true" fo:min-height="2.605cm"/>
      <style:paragraph-properties style:writing-mode="lr-tb"/>
    </style:style>
    <style:style style:name="pr5" style:family="presentation" style:parent-style-name="Default-title">
      <style:graphic-properties draw:auto-grow-height="true" fo:min-height="2.448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fffff"/>
      <style:paragraph-properties style:writing-mode="lr-tb"/>
      <style:text-properties fo:language="es" fo:country="CO"/>
    </style:style>
    <style:style style:name="P3" style:family="paragraph">
      <style:paragraph-properties style:writing-mode="lr-tb"/>
      <style:text-properties fo:color="#000000" fo:language="es" fo:country="CO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24630"/>
      <style:paragraph-properties fo:text-align="center"/>
      <style:text-properties fo:color="#424630" fo:language="es" fo:country="CO"/>
    </style:style>
    <style:style style:name="P6" style:family="paragraph">
      <loext:graphic-properties draw:fill="solid"/>
      <style:paragraph-properties fo:text-align="center"/>
      <style:text-properties fo:color="#424630" fo:language="es" fo:country="CO"/>
    </style:style>
    <style:style style:name="P7" style:family="paragraph">
      <style:paragraph-properties fo:text-align="center" style:writing-mode="lr-tb"/>
      <style:text-properties fo:color="#fdb550" fo:font-size="18pt" fo:language="es" fo:country="CO"/>
    </style:style>
    <style:style style:name="P8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P9" style:family="paragraph">
      <loext:graphic-properties draw:fill-color="#d56c48"/>
      <style:paragraph-properties fo:text-align="center"/>
      <style:text-properties fo:color="#d56c48" fo:language="es" fo:country="CO"/>
    </style:style>
    <style:style style:name="P10" style:family="paragraph">
      <loext:graphic-properties draw:fill="solid"/>
      <style:paragraph-properties fo:text-align="center"/>
      <style:text-properties fo:color="#d56c48" fo:language="es" fo:country="CO"/>
    </style:style>
    <style:style style:name="P11" style:family="paragraph">
      <style:paragraph-properties fo:text-align="center" style:writing-mode="lr-tb"/>
      <style:text-properties fo:color="#424630" fo:font-size="18pt" fo:language="es" fo:country="CO"/>
    </style:style>
    <style:style style:name="P12" style:family="paragraph">
      <loext:graphic-properties draw:fill-color="#d56c48"/>
      <style:paragraph-properties fo:text-align="center" style:writing-mode="lr-tb"/>
      <style:text-properties fo:color="#424630" fo:font-size="18pt" fo:language="es" fo:country="CO"/>
    </style:style>
    <style:style style:name="P13" style:family="paragraph">
      <loext:graphic-properties draw:fill-color="#424630"/>
      <style:paragraph-properties fo:text-align="center"/>
      <style:text-properties fo:color="#d56c48" fo:language="es" fo:country="CO"/>
    </style:style>
    <style:style style:name="P14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P15" style:family="paragraph">
      <style:paragraph-properties fo:text-align="center" style:writing-mode="lr-tb"/>
      <style:text-properties fo:color="#d56c48" fo:font-size="18pt" fo:language="es" fo:country="CO"/>
    </style:style>
    <style:style style:name="P16" style:family="paragraph">
      <loext:graphic-properties draw:fill-color="#424630"/>
      <style:paragraph-properties fo:text-align="center" style:writing-mode="lr-tb"/>
      <style:text-properties fo:color="#d56c48" fo:font-size="18pt" fo:language="es" fo:country="CO"/>
    </style:style>
    <style:style style:name="T1" style:family="text">
      <style:text-properties fo:language="es" fo:country="CO"/>
    </style:style>
    <style:style style:name="T2" style:family="text">
      <style:text-properties fo:color="#000000" fo:language="es" fo:country="CO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s" fo:country="CO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s" fo:country="CO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fo:language="es" fo:country="CO" style:font-size-asian="22pt" style:font-size-complex="22pt"/>
    </style:style>
    <style:style style:name="T6" style:family="text">
      <style:text-properties fo:color="#fdb550" fo:font-size="18pt" fo:language="es" fo:country="CO"/>
    </style:style>
    <style:style style:name="T7" style:family="text">
      <style:text-properties fo:color="#424630" fo:font-size="18pt" fo:language="es" fo:country="CO"/>
    </style:style>
    <style:style style:name="T8" style:family="text">
      <style:text-properties fo:color="#d56c48" fo:font-size="18pt" fo:language="es" fo:country="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499cm" svg:height="8.251cm" svg:x="1.25cm" svg:y="7.71cm" presentation:class="title" presentation:user-transformed="true">
          <draw:text-box>
            <text:p><text:span text:style-name="T1">Datatrooper styl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3" draw:layer="layout" svg:width="22.499cm" svg:height="3.114cm" svg:x="1.25cm" svg:y="3.81cm" presentation:class="title" presentation:user-transformed="true">
          <draw:text-box>
            <text:p><text:span text:style-name="T2">Paleta</text:span></text:p>
          </draw:text-box>
        </draw:frame>
        <draw:frame presentation:style-name="pr4" draw:text-style-name="P1" draw:layer="layout" svg:width="4.318cm" svg:height="2.605cm" svg:x="1.329cm" svg:y="13.731cm" presentation:class="title" presentation:user-transformed="true">
          <draw:text-box>
            <text:p><text:span text:style-name="T3">#424630</text:span><text:span text:style-name="T3"><text:line-break/></text:span><text:span text:style-name="T3"> </text:span><text:span text:style-name="T4">(66, 70, 48)</text:span><text:span text:style-name="T5"><text:tab/></text:span><text:span text:style-name="T5"><text:tab/></text:span></text:p>
          </draw:text-box>
        </draw:frame>
        <draw:frame draw:style-name="gr2" draw:text-style-name="P4" draw:layer="layout" svg:width="22.694cm" svg:height="4.318cm" svg:x="1.436cm" svg:y="9.398cm">
          <draw:image xlink:href="Pictures/100002010000019F0000004FE6F89232499FD884.png" xlink:type="simple" xlink:show="embed" xlink:actuate="onLoad" loext:mime-type="image/png">
            <text:p/>
          </draw:image>
        </draw:frame>
        <draw:frame presentation:style-name="pr4" draw:text-style-name="P1" draw:layer="layout" svg:width="4.318cm" svg:height="2.605cm" svg:x="5.901cm" svg:y="13.73cm" presentation:class="title" presentation:user-transformed="true">
          <draw:text-box>
            <text:p><text:span text:style-name="T3">#626c4e</text:span><text:span text:style-name="T3"><text:line-break/></text:span><text:span text:style-name="T3"> </text:span><text:span text:style-name="T4">(98, 108, 78)</text:span><text:span text:style-name="T5"><text:tab/></text:span><text:span text:style-name="T5"><text:tab/></text:span></text:p>
          </draw:text-box>
        </draw:frame>
        <draw:frame presentation:style-name="pr4" draw:text-style-name="P1" draw:layer="layout" svg:width="4.318cm" svg:height="2.605cm" svg:x="10.473cm" svg:y="13.73cm" presentation:class="title" presentation:user-transformed="true">
          <draw:text-box>
            <text:p><text:span text:style-name="T3">#d56c48</text:span><text:span text:style-name="T3"><text:line-break/></text:span><text:span text:style-name="T3"> </text:span><text:span text:style-name="T4">(213, 108, 72)</text:span><text:span text:style-name="T5"><text:tab/></text:span><text:span text:style-name="T5"><text:tab/></text:span></text:p>
          </draw:text-box>
        </draw:frame>
        <draw:frame presentation:style-name="pr5" draw:text-style-name="P1" draw:layer="layout" svg:width="4.318cm" svg:height="2.448cm" svg:x="15.045cm" svg:y="13.809cm" presentation:class="title" presentation:user-transformed="true">
          <draw:text-box>
            <text:p><text:span text:style-name="T3">#fdb550</text:span><text:span text:style-name="T3"><text:line-break/></text:span><text:span text:style-name="T4">(253, 181, 80)</text:span><text:span text:style-name="T5"><text:tab/></text:span><text:span text:style-name="T5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custom-shape draw:style-name="gr3" draw:text-style-name="P5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25cm" svg:y1="6.5cm" svg:x2="23.5cm" svg:y2="6.5cm">
          <text:p/>
        </draw:line>
        <draw:line draw:style-name="gr4" draw:text-style-name="P6" draw:layer="layout" svg:x1="2.25cm" svg:y1="21.3cm" svg:x2="18.542cm" svg:y2="21.3cm">
          <text:p/>
        </draw:line>
        <draw:frame draw:style-name="gr2" draw:text-style-name="P4" draw:layer="layout" svg:width="4.826cm" svg:height="6.309cm" svg:x="19.05cm" svg:y="19.345cm">
          <draw:image xlink:href="Pictures/100002010000040700000544CAEED9C4E6F32405.png" xlink:type="simple" xlink:show="embed" xlink:actuate="onLoad" loext:mime-type="image/png">
            <text:p/>
          </draw:image>
        </draw:frame>
        <draw:custom-shape draw:style-name="gr5" draw:text-style-name="P8" draw:layer="layout" svg:width="1.524cm" svg:height="1.524cm" svg:x="0.764cm" svg:y="23.115cm">
          <text:p text:style-name="P7"><text:span text:style-name="T6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custom-shape draw:style-name="gr6" draw:text-style-name="P9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25cm" svg:y1="6.5cm" svg:x2="23.5cm" svg:y2="6.5cm">
          <text:p/>
        </draw:line>
        <draw:line draw:style-name="gr7" draw:text-style-name="P10" draw:layer="layout" svg:x1="2.25cm" svg:y1="21.3cm" svg:x2="18.796cm" svg:y2="21.3cm">
          <text:p/>
        </draw:line>
        <draw:frame draw:style-name="gr2" draw:text-style-name="P4" draw:layer="layout" svg:width="4.826cm" svg:height="6.309cm" svg:x="19.05cm" svg:y="19.346cm">
          <draw:image xlink:href="Pictures/100002010000040700000544CAEED9C4E6F32405.png" xlink:type="simple" xlink:show="embed" xlink:actuate="onLoad" loext:mime-type="image/png">
            <text:p/>
          </draw:image>
        </draw:frame>
        <draw:custom-shape draw:style-name="gr8" draw:text-style-name="P12" draw:layer="layout" svg:width="1.524cm" svg:height="1.524cm" svg:x="0.762cm" svg:y="22.606cm">
          <text:p text:style-name="P11"><text:span text:style-name="T7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custom-shape draw:style-name="gr9" draw:text-style-name="P13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2.25cm" svg:y1="6.5cm" svg:x2="23.5cm" svg:y2="6.5cm">
          <text:p/>
        </draw:line>
        <draw:line draw:style-name="gr10" draw:text-style-name="P14" draw:layer="layout" svg:x1="2.25cm" svg:y1="21.3cm" svg:x2="18.796cm" svg:y2="21.3cm">
          <text:p/>
        </draw:line>
        <draw:frame draw:style-name="gr2" draw:text-style-name="P4" draw:layer="layout" svg:width="4.826cm" svg:height="6.309cm" svg:x="19.05cm" svg:y="19.346cm">
          <draw:image xlink:href="Pictures/100002010000040700000544CAEED9C4E6F32405.png" xlink:type="simple" xlink:show="embed" xlink:actuate="onLoad" loext:mime-type="image/png">
            <text:p/>
          </draw:image>
        </draw:frame>
        <draw:custom-shape draw:style-name="gr5" draw:text-style-name="P16" draw:layer="layout" svg:width="1.524cm" svg:height="1.524cm" svg:x="0.762cm" svg:y="22.606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2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4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499cm" svg:height="4.174cm" svg:x="1.25cm" svg:y="0.996cm" presentation:class="title" presentation:placeholder="true">
        <draw:text-box/>
      </draw:frame>
      <draw:frame presentation:style-name="Default-outline1" draw:layer="backgroundobjects" svg:width="22.499cm" svg:height="14.498cm" svg:x="1.25cm" svg:y="5.848cm" presentation:class="outline" presentation:placeholder="true">
        <draw:text-box/>
      </draw:frame>
      <draw:frame presentation:style-name="Mpr1" draw:text-style-name="MP2" draw:layer="backgroundobjects" svg:width="5.824cm" svg:height="1.723cm" svg:x="1.25cm" svg:y="22.7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723cm" svg:x="8.549cm" svg:y="22.7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723cm" svg:x="17.924cm" svg:y="22.77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7T12:11:40.649103849</dc:date>
    <meta:editing-duration>PT8H31M7S</meta:editing-duration>
    <meta:editing-cycles>41</meta:editing-cycles>
    <meta:generator>LibreOffice/6.4.3.2$Linux_X86_64 LibreOffice_project/40$Build-2</meta:generator>
    <meta:document-statistic meta:object-count="53"/>
  </office:meta>
</office:document-meta>
</file>